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0.75cm" fo:min-width="13.5cm"/>
    </style:style>
    <style:style style:name="gr2" style:family="graphic" style:parent-style-name="Filled_20_Yellow">
      <style:graphic-properties draw:textarea-horizontal-align="justify" draw:textarea-vertical-align="middle" draw:auto-grow-height="false" fo:min-height="2.58cm" fo:min-width="3.92cm"/>
      <style:paragraph-properties style:writing-mode="lr-tb"/>
    </style:style>
    <style:style style:name="gr3" style:family="graphic" style:parent-style-name="Filled_20_Yellow">
      <style:graphic-properties draw:textarea-horizontal-align="justify" draw:textarea-vertical-align="middle" draw:auto-grow-height="false" fo:min-height="2.048cm" fo:min-width="4.98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2.75cm" fo:min-width="4.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1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4cm" svg:height="11cm" svg:x="4cm" svg:y="5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25cm" svg:height="4cm" svg:x="4.5cm" svg:y="5.75cm">
          <text:p text:style-name="P1">2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7.75cm" svg:height="3.25cm" svg:x="7.25cm" svg:y="10.75cm">
          <text:p text:style-name="P1">30, 4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5cm" svg:height="3cm" svg:x="2.5cm" svg:y="18.75cm">
          <text:p text:style-name="P1">20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5cm" svg:height="3cm" svg:x="8.25cm" svg:y="18.75cm">
          <text:p text:style-name="P1">30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5cm" svg:height="3cm" svg:x="13.75cm" svg:y="18.75cm">
          <text:p text:style-name="P1">40</text:p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1cm" svg:height="1.25cm" svg:x="4.5cm" svg:y="22.5cm">
          <draw:text-box>
            <text:p>x</text:p>
          </draw:text-box>
        </draw:frame>
        <draw:frame draw:style-name="gr6" draw:text-style-name="P2" draw:layer="layout" svg:width="1.25cm" svg:height="1cm" svg:x="9.75cm" svg:y="22.75cm">
          <draw:text-box>
            <text:p>y</text:p>
          </draw:text-box>
        </draw:frame>
        <draw:frame draw:style-name="gr5" draw:text-style-name="P2" draw:layer="layout" svg:width="1.25cm" svg:height="1.25cm" svg:x="15.25cm" svg:y="22.5cm">
          <draw:text-box>
            <text:p>z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11-07T20:35:03.645000000</meta:creation-date>
    <dc:date>2022-11-07T23:10:04.715000000</dc:date>
    <meta:editing-duration>PT2H35M2S</meta:editing-duration>
    <meta:editing-cycles>1</meta:editing-cycles>
    <meta:document-statistic meta:object-count="9"/>
    <meta:generator>LibreOffice/7.4.2.3$Windows_X86_64 LibreOffice_project/382eef1f22670f7f4118c8c2dd222ec7ad009daf</meta:generator>
  </office:meta>
</office:document-meta>
</file>